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Object</text:p>
      <text:p text:style-name="P1">│</text:p>
      <text:p text:style-name="P1">├── Mission</text:p>
      <text:p text:style-name="P1">│ <text:s text:c="2"/>├── Properties:</text:p>
      <text:p text:style-name="P1">│ <text:s text:c="2"/>│ <text:s text:c="2"/>- name</text:p>
      <text:p text:style-name="P1">│ <text:s text:c="2"/>│ <text:s text:c="2"/>- finished</text:p>
      <text:p text:style-name="P1">│ <text:s text:c="2"/>│ <text:s text:c="2"/>- startLocation</text:p>
      <text:p text:style-name="P1">│ <text:s text:c="2"/>└── Methods:</text:p>
      <text:p text:style-name="P1">│ <text:s text:c="6"/>- name: aName</text:p>
      <text:p text:style-name="P1">│ <text:s text:c="6"/>- finished: aBoolean</text:p>
      <text:p text:style-name="P1">│ <text:s text:c="6"/>- startLocation: aLocation</text:p>
      <text:p text:style-name="P1">│ <text:s text:c="6"/>- asString</text:p>
      <text:p text:style-name="P1">│</text:p>
      <text:p text:style-name="P1">├── Npc</text:p>
      <text:p text:style-name="P1">│ <text:s text:c="2"/>├── Properties:</text:p>
      <text:p text:style-name="P1">│ <text:s text:c="2"/>│ <text:s text:c="2"/>- name</text:p>
      <text:p text:style-name="P1">│ <text:s text:c="2"/>│ <text:s text:c="2"/>- message</text:p>
      <text:p text:style-name="P1">│ <text:s text:c="2"/>└── Methods:</text:p>
      <text:p text:style-name="P1">│ <text:s text:c="6"/>- name: aName</text:p>
      <text:p text:style-name="P1">│ <text:s text:c="6"/>- message: aMessage</text:p>
      <text:p text:style-name="P1">│ <text:s text:c="6"/>- asString</text:p>
      <text:p text:style-name="P1">│</text:p>
      <text:p text:style-name="P1">├── Obtainable</text:p>
      <text:p text:style-name="P1">│ <text:s text:c="2"/>├── Properties:</text:p>
      <text:p text:style-name="P1">│ <text:s text:c="2"/>│ <text:s text:c="2"/>- name</text:p>
      <text:p text:style-name="P1">│ <text:s text:c="2"/>│ <text:s text:c="2"/>- finishing</text:p>
      <text:p text:style-name="P1">│ <text:s text:c="2"/>└── Methods:</text:p>
      <text:p text:style-name="P1">│ <text:s text:c="6"/>- name: aName</text:p>
      <text:p text:style-name="P1">│ <text:s text:c="6"/>- finishing: aBoolean</text:p>
      <text:p text:style-name="P1">│ <text:s text:c="6"/>- initialize</text:p>
      <text:p text:style-name="P1">│ <text:s text:c="6"/>- asString</text:p>
      <text:p text:style-name="P1">│ <text:s text:c="6"/>- Obtainable class &gt;&gt; new</text:p>
      <text:p text:style-name="P1">│</text:p>
      <text:p text:style-name="P1">├── Searchable</text:p>
      <text:p text:style-name="P1">│ <text:s text:c="2"/>├── Properties:</text:p>
      <text:p text:style-name="P1">│ <text:s text:c="2"/>│ <text:s text:c="2"/>- name</text:p>
      <text:p text:style-name="P1">│ <text:s text:c="2"/>│ <text:s text:c="2"/>- content</text:p>
      <text:p text:style-name="P1">│ <text:s text:c="2"/>│ <text:s text:c="2"/>- description</text:p>
      <text:p text:style-name="P1">│ <text:s text:c="2"/>└── Methods:</text:p>
      <text:p text:style-name="P1">│ <text:s text:c="6"/>- name: aName</text:p>
      <text:p text:style-name="P1">│ <text:s text:c="6"/>- description: aDescription</text:p>
      <text:p text:style-name="P1">│ <text:s text:c="6"/>- content: aCollection</text:p>
      <text:p text:style-name="P1">│ <text:s text:c="6"/>- initialize</text:p>
      <text:p text:style-name="P1">│ <text:s text:c="6"/>- addContent: anObtainable</text:p>
      <text:p text:style-name="P1">│ <text:s text:c="6"/>- removeThing: anObtainable</text:p>
      <text:p text:style-name="P1">│ <text:s text:c="6"/>- listObtainable</text:p>
      <text:p text:style-name="P1">│ <text:s text:c="6"/>- asString</text:p>
      <text:p text:style-name="P1">│ <text:s text:c="6"/>- Searchable class &gt;&gt; new</text:p>
      <text:p text:style-name="P1">│</text:p>
      <text:p text:style-name="P1">├── Location</text:p>
      <text:p text:style-name="P1">│ <text:s text:c="2"/>├── Properties:</text:p>
      <text:p text:style-name="P1">│ <text:s text:c="2"/>│ <text:s text:c="2"/>- name</text:p>
      <text:p text:style-name="P1">│ <text:s text:c="2"/>│ <text:s text:c="2"/>- description</text:p>
      <text:p text:style-name="P1">│ <text:s text:c="2"/>│ <text:s text:c="2"/>- searchable</text:p>
      <text:p text:style-name="P1">│ <text:s text:c="2"/>│ <text:s text:c="2"/>- obtainable</text:p>
      <text:p text:style-name="P1">│ <text:s text:c="2"/>│ <text:s text:c="2"/>- askable</text:p>
      <text:p text:style-name="P1">│ <text:s text:c="2"/>│ <text:s text:c="2"/>- finishing</text:p>
      <text:p text:style-name="P1">│ <text:s text:c="2"/>└── Methods:</text:p>
      <text:p text:style-name="P1">│ <text:s text:c="6"/>- name: aString</text:p>
      <text:p text:style-name="P1">│ <text:s text:c="6"/>- description: newDesc</text:p>
      <text:p text:style-name="P1">│ <text:s text:c="6"/>- initialize</text:p>
      <text:p text:style-name="P1">│ <text:s text:c="6"/>- addSearchable: aSearchable</text:p>
      <text:p text:style-name="P1">│ <text:s text:c="6"/>- removeSearchable: aSearchable</text:p>
      <text:p text:style-name="P1">│ <text:s text:c="6"/>- listSearchable</text:p>
      <text:p text:style-name="P1">│ <text:s text:c="6"/>- addThing: anObtainable</text:p>
      <text:p text:style-name="P1">│ <text:s text:c="6"/>- removeThing: anObtainable</text:p>
      <text:p text:style-name="P1">│ <text:s text:c="6"/>- listObtainable</text:p>
      <text:p text:style-name="P1">│ <text:s text:c="6"/>- listAskable</text:p>
      <text:p text:style-name="P1">│ <text:s text:c="6"/>- addAskable: anNpc</text:p>
      <text:p text:style-name="P1">│ <text:s text:c="6"/>- Location class &gt;&gt; new</text:p>
      <text:p text:style-name="P1">│</text:p>
      <text:p text:style-name="P1">├── LocationsConnection</text:p>
      <text:p text:style-name="P1">│ <text:s text:c="2"/>├── Properties:</text:p>
      <text:p text:style-name="P1">│ <text:s text:c="2"/>│ <text:s text:c="2"/>- currentLocation</text:p>
      <text:p text:style-name="P1">│ <text:s text:c="2"/>│ <text:s text:c="2"/>- newLocation</text:p>
      <text:p text:style-name="P1">│ <text:s text:c="2"/>└── Methods:</text:p>
      <text:p text:style-name="P1">│ <text:s text:c="6"/>- currentLocation: aLocation</text:p>
      <text:p text:style-name="P1">│ <text:s text:c="6"/>- newLocation: aLocation</text:p>
      <text:p text:style-name="P1">│</text:p>
      <text:p text:style-name="P1">│ <text:s text:c="6"/>├── LocationsStandardConnection</text:p>
      <text:p text:style-name="P1">│ <text:s text:c="6"/>│ <text:s text:c="2"/>├── Properties:</text:p>
      <text:p text:style-name="P1">│ <text:s text:c="6"/>│ <text:s text:c="2"/>│ <text:s text:c="2"/>- direction</text:p>
      <text:p text:style-name="P1">│ <text:s text:c="6"/>│ <text:s text:c="2"/>└── Methods:</text:p>
      <text:p text:style-name="P1">│ <text:s text:c="6"/>│ <text:s text:c="6"/>- direction: aDirection</text:p>
      <text:p text:style-name="P1">│</text:p>
      <text:p text:style-name="P1">│ <text:s text:c="6"/>├── LocationsPasswordConnection</text:p>
      <text:p text:style-name="P1">│ <text:s text:c="6"/>│ <text:s text:c="2"/>├── Properties:</text:p>
      <text:p text:style-name="P1">│ <text:s text:c="6"/>│ <text:s text:c="2"/>│ <text:s text:c="2"/>- password</text:p>
      <text:p text:style-name="P1">│ <text:s text:c="6"/>│ <text:s text:c="2"/>│ <text:s text:c="2"/>- middle</text:p>
      <text:p text:style-name="P1">│ <text:s text:c="6"/>│ <text:s text:c="2"/>└── Methods:</text:p>
      <text:p text:style-name="P1">│ <text:s text:c="6"/>│ <text:s text:c="6"/>- password: aPassword</text:p>
      <text:p text:style-name="P1">│ <text:s text:c="6"/>│ <text:s text:c="6"/>- middle: aSearchable</text:p>
      <text:p text:style-name="P1">│</text:p>
      <text:p text:style-name="P1">│ <text:s text:c="6"/>├── LocationsToolConnection</text:p>
      <text:p text:style-name="P1">│ <text:s text:c="6"/>│ <text:s text:c="2"/>├── Properties:</text:p>
      <text:p text:style-name="P1">│ <text:s text:c="6"/>│ <text:s text:c="2"/>│ <text:s text:c="2"/>- middle</text:p>
      <text:p text:style-name="P1">│ <text:s text:c="6"/>│ <text:s text:c="2"/>│ <text:s text:c="2"/>- tool</text:p>
      <text:p text:style-name="P1">│ <text:s text:c="6"/>│ <text:s text:c="2"/>└── Methods:</text:p>
      <text:p text:style-name="P1">│ <text:s text:c="6"/>│ <text:s text:c="6"/>- middle: aSearchable</text:p>
      <text:p text:style-name="P1">│ <text:s text:c="6"/>│ <text:s text:c="6"/>- tool: anObtainable</text:p>
      <text:p text:style-name="P1">│</text:p>
      <text:p text:style-name="P1">│ <text:s text:c="6"/>└── LocationsLeavingConnection</text:p>
      <text:p text:style-name="P1">│ <text:s text:c="10"/>├── No unique properties or methods.</text:p>
      <text:p text:style-name="P1">│</text:p>
      <text:p text:style-name="P1">└── Game</text:p>
      <text:p text:style-name="P1"><text:s text:c="4"/>├── Properties:</text:p>
      <text:p text:style-name="P1"><text:s text:c="4"/>│ <text:s text:c="2"/>- drill_mission</text:p>
      <text:p text:style-name="P1"><text:s text:c="4"/>│ <text:s text:c="2"/>- car_mission</text:p>
      <text:p text:style-name="P1"><text:s text:c="4"/>│ <text:s text:c="2"/>- weapon_mission</text:p>
      <text:p text:style-name="P1"><text:s text:c="4"/>│ <text:s text:c="2"/>- Obtainable items (e.g., drill, crowbar, rifle, etc.)</text:p>
      <text:p text:style-name="P1"><text:s text:c="4"/>│ <text:s text:c="2"/>- Searchable objects (e.g., containers, drawers, safe, etc.)</text:p>
      <text:p text:style-name="P1"><text:s text:c="4"/>│ <text:s text:c="2"/>- Locations (e.g., lobby, mansion, gang_hideout, etc.)</text:p>
      <text:p text:style-name="P1"><text:s text:c="4"/>│ <text:s text:c="2"/>- NPCs (e.g., supervisor, worker)</text:p>
      <text:p text:style-name="P1"><text:s text:c="4"/>│ <text:s text:c="2"/>- isGameOver</text:p>
      <text:p text:style-name="P1"><text:s text:c="4"/>│ <text:s text:c="2"/>- current_mission</text:p>
      <text:p text:style-name="P1"><text:s text:c="4"/>│ <text:s text:c="2"/>- location</text:p>
      <text:p text:style-name="P1"><text:s text:c="4"/>│ <text:s text:c="2"/>- has</text:p>
      <text:p text:style-name="P1"><text:s text:c="4"/>└── Methods:</text:p>
      <text:p text:style-name="P1"><text:s text:c="8"/>- init</text:p>
      <text:p text:style-name="P1"><text:s text:c="8"/>- printLines: anArray</text:p>
      <text:p text:style-name="P1"><text:s text:c="8"/>- printIntroduction</text:p>
      <text:p text:style-name="P1"><text:s text:c="8"/>- printInstructions</text:p>
      <text:p text:style-name="P1"><text:s text:c="8"/>- readCommand</text:p>
      <text:p text:style-name="P1"><text:s text:c="8"/>- move: aDirection</text:p>
      <text:p text:style-name="P1"><text:s text:c="8"/>- open: middle code: code</text:p>
      <text:p text:style-name="P1"><text:s text:c="8"/>- break_in: middle tool: tool</text:p>
      <text:p text:style-name="P1"><text:s text:c="8"/>- leave</text:p>
      <text:p text:style-name="P1"><text:s text:c="8"/>- examine: searchableName</text:p>
      <text:p text:style-name="P1"><text:s text:c="8"/>- take: itemName</text:p>
      <text:p text:style-name="P1"><text:s text:c="8"/>- drop</text:p>
      <text:p text:style-name="P1"><text:s text:c="8"/>- look</text:p>
      <text:p text:style-name="P1"><text:s text:c="8"/>- ask: aNpcName</text:p>
      <text:p text:style-name="P1"><text:s text:c="8"/>- finish_mission</text:p>
      <text:p text:style-name="P1"><text:s text:c="8"/>- finish_game</text:p>
      <text:p text:style-name="P1"><text:s text:c="8"/>- choose_mission: missionName</text:p>
      <text:p text:style-name="P1"><text:s text:c="8"/>-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2</meta:generator>
  </office:meta>
</office:document-meta>
</file>